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2" style:family="graphic" style:parent-style-name="standard">
      <style:graphic-properties draw:fill-color="#fc5c00"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fill-color="#92e285" draw:textarea-horizontal-align="justify" draw:textarea-vertical-align="middle" draw:auto-grow-height="false" fo:min-height="0.703cm" fo:min-width="2.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5" style:family="graphic" style:parent-style-name="standard">
      <style:graphic-properties draw:fill-color="#1c99e0" draw:textarea-horizontal-align="justify" draw:textarea-vertical-align="middle" draw:auto-grow-height="false" fo:min-height="0.703cm" fo:min-width="2.04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opacity="30%" draw:textarea-horizontal-align="justify" draw:textarea-vertical-align="middle" draw:auto-grow-height="false" fo:min-height="0.703cm" fo:min-width="2.04cm"/>
      <style:paragraph-properties style:writing-mode="lr-tb"/>
    </style:style>
    <style:style style:name="gr8" style:family="graphic" style:parent-style-name="standard">
      <style:graphic-properties draw:fill-color="#92e285" draw:opacity="20%" draw:opacity-name="" draw:textarea-horizontal-align="justify" draw:textarea-vertical-align="middle" draw:auto-grow-height="false" fo:min-height="0.703cm" fo:min-width="2.04cm"/>
      <style:paragraph-properties style:writing-mode="lr-tb"/>
    </style:style>
    <style:style style:name="gr9" style:family="graphic" style:parent-style-name="standard">
      <style:graphic-properties draw:fill-color="#1c99e0" draw:opacity="20%" draw:textarea-horizontal-align="justify" draw:textarea-vertical-align="middle" draw:auto-grow-height="false" fo:min-height="0.703cm" fo:min-width="2.04cm"/>
      <style:paragraph-properties style:writing-mode="lr-tb"/>
    </style:style>
    <style:style style:name="gr10" style:family="graphic" style:parent-style-name="standard">
      <style:graphic-properties draw:fill-color="#fc5c00" draw:opacity="20%" draw:textarea-horizontal-align="justify" draw:textarea-vertical-align="middle" draw:auto-grow-height="false" fo:min-height="0.703cm" fo:min-width="2.04cm"/>
      <style:paragraph-properties style:writing-mode="lr-tb"/>
    </style:style>
    <style:style style:name="gr11" style:family="graphic" style:parent-style-name="standard">
      <style:graphic-properties draw:fill-color="#92e285" draw:opacity="20%" draw:textarea-horizontal-align="justify" draw:textarea-vertical-align="middle" draw:auto-grow-height="false" fo:min-height="0.703cm" fo:min-width="2.04cm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</style:style>
    <style:style style:name="gr13" style:family="graphic" style:parent-style-name="objectwithoutfill">
      <style:graphic-properties draw:marker-end="Arrowheads_20_2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702cm" fo:min-width="0.77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16" style:family="graphic" style:parent-style-name="objectwithoutfill">
      <style:graphic-properties draw:marker-end="Arrowheads_20_3" draw:marker-end-width="0.3cm" draw:fill="none" draw:textarea-vertical-align="middle"/>
    </style:style>
    <style:style style:name="gr17" style:family="graphic" style:parent-style-name="objectwithoutfill">
      <style:graphic-properties draw:marker-end="Arrowheads_20_4" draw:marker-end-width="0.3cm" draw:fill="none" draw:textarea-vertical-align="middle"/>
    </style:style>
    <style:style style:name="gr18" style:family="graphic" style:parent-style-name="standard">
      <style:graphic-properties draw:fill="none" draw:textarea-vertical-align="middle" draw:auto-grow-height="false" fo:min-height="1.857cm" fo:min-width="0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4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36cm"/>
      <style:paragraph-properties style:writing-mode="lr-tb"/>
    </style:style>
    <style:style style:name="gr21" style:family="graphic" style:parent-style-name="standard">
      <style:graphic-properties draw:fill="none" draw:textarea-vertical-align="middle" draw:auto-grow-height="false" fo:min-height="3.061cm" fo:min-width="0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c5c00"/>
      <style:paragraph-properties fo:text-align="center" style:writing-mode="lr-tb"/>
    </style:style>
    <style:style style:name="P3" style:family="paragraph">
      <loext:graphic-properties draw:fill-color="#92e285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5" style:family="paragraph">
      <loext:graphic-properties draw:fill-color="#1c99e0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c5c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opacity="30%"/>
      <style:paragraph-properties fo:text-align="center" style:writing-mode="lr-tb"/>
    </style:style>
    <style:style style:name="P10" style:family="paragraph">
      <loext:graphic-properties draw:fill-color="#92e285" draw:opacity="20%"/>
      <style:paragraph-properties fo:text-align="center" style:writing-mode="lr-tb"/>
    </style:style>
    <style:style style:name="P11" style:family="paragraph">
      <loext:graphic-properties draw:fill-color="#1c99e0" draw:opacity="20%"/>
      <style:paragraph-properties fo:text-align="center" style:writing-mode="lr-tb"/>
    </style:style>
    <style:style style:name="P12" style:family="paragraph">
      <loext:graphic-properties draw:fill-color="#fc5c00" draw:opacity="20%"/>
      <style:paragraph-properties fo:text-align="center" style:writing-mode="lr-tb"/>
    </style:style>
    <style:style style:name="P13" style:family="paragraph">
      <loext:graphic-properties draw:fill-color="#92e285" draw:opacity="20%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16" style:family="paragraph">
      <loext:graphic-properties draw:fill-color="#92e28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92e285" draw:opacity="20%"/>
      <style:paragraph-properties fo:text-align="center" style:writing-mode="lr-tb"/>
      <style:text-properties fo:font-weight="normal" style:font-weight-asian="normal" style:font-weight-complex="normal"/>
    </style:style>
    <style:style style:name="P18" style:family="paragraph">
      <loext:graphic-properties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-color="#1c99e0" draw:opacity="2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21" style:family="paragraph">
      <loext:graphic-properties draw:fill-color="#1c99e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0.953cm" svg:x="3.222cm" svg:y="1.635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1.635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8.302cm" svg:y="1.635cm">
          <text:p text:style-name="P1">PUT B=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10.842cm" svg:y="1.635cm">
          <text:p text:style-name="P1">PUT C=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1.635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.635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2.905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2.905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8.302cm" svg:y="2.905cm">
          <text:p text:style-name="P1">PUT C=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2.905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0.953cm" svg:x="13.382cm" svg:y="2.905cm">
          <text:p text:style-name="P1">COMMIT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.952cm" svg:y1="4.175cm" svg:x2="17.192cm" svg:y2="4.175cm">
          <text:p/>
        </draw:line>
        <draw:frame draw:style-name="gr4" draw:text-style-name="P4" draw:layer="layout" svg:width="2.222cm" svg:height="0.953cm" svg:x="1.635cm" svg:y="2.905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4.493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54cm" svg:height="0.953cm" svg:x="5.762cm" svg:y="4.493cm">
          <text:p text:style-name="P7"><text:span text:style-name="T2">PUT A=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54cm" svg:height="0.953cm" svg:x="8.302cm" svg:y="4.493cm">
          <text:p text:style-name="P1">PUT B=2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4cm" svg:height="0.953cm" svg:x="10.842cm" svg:y="4.493cm">
          <text:p text:style-name="P1">PUT C=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4.493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4.493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5.763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54cm" svg:height="0.953cm" svg:x="5.762cm" svg:y="5.763cm">
          <text:p text:style-name="P7"><text:span text:style-name="T2">DEL 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4cm" svg:height="0.953cm" svg:x="8.302cm" svg:y="5.763cm">
          <text:p text:style-name="P1">PUT C=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5.763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5.763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5.763cm">
          <draw:text-box>
            <text:p><text:span text:style-name="T1">Segment 2</text:span></text:p>
          </draw:text-box>
        </draw:frame>
        <draw:custom-shape draw:style-name="gr1" draw:text-style-name="P7" draw:layer="layout" svg:width="2.54cm" svg:height="0.953cm" svg:x="3.222cm" svg:y="7.033cm">
          <text:p text:style-name="P7"><text:span text:style-name="T2">BORG_SE</text:span><text:span text:style-name="T2">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7.033cm">
          <draw:text-box>
            <text:p><text:span text:style-name="T1">Segment 3</text:span></text:p>
          </draw:text-box>
        </draw:frame>
        <draw:line draw:style-name="gr6" draw:text-style-name="P6" draw:layer="layout" svg:x1="1.952cm" svg:y1="8.303cm" svg:x2="17.192cm" svg:y2="8.303cm">
          <text:p/>
        </draw:line>
        <draw:custom-shape draw:style-name="gr1" draw:text-style-name="P1" draw:layer="layout" svg:width="2.54cm" svg:height="0.953cm" svg:x="3.222cm" svg:y="8.62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8.621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8.302cm" svg:y="8.621cm">
          <text:p text:style-name="P7"><text:span text:style-name="T2">PUT B=2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54cm" svg:height="0.953cm" svg:x="10.842cm" svg:y="8.621cm">
          <text:p text:style-name="P1">PUT C=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8.621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8.621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9.89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9.891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54cm" svg:height="0.953cm" svg:x="8.302cm" svg:y="9.891cm">
          <text:p text:style-name="P1">PUT C=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9.891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9.891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9.891cm">
          <draw:text-box>
            <text:p><text:span text:style-name="T1">Segment 2</text:span></text:p>
          </draw:text-box>
        </draw:frame>
        <draw:custom-shape draw:style-name="gr1" draw:text-style-name="P14" draw:layer="layout" svg:width="2.54cm" svg:height="0.953cm" svg:x="3.222cm" svg:y="11.161cm">
          <text:p text:style-name="P14"><text:span text:style-name="T3">BORG_SE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1.161cm">
          <draw:text-box>
            <text:p><text:span text:style-name="T1">Segment 3</text:span></text:p>
          </draw:text-box>
        </draw:frame>
        <draw:custom-shape draw:style-name="gr1" draw:text-style-name="P7" draw:layer="layout" svg:width="2.54cm" svg:height="0.953cm" svg:x="5.762cm" svg:y="11.16cm">
          <text:p text:style-name="P7"><text:span text:style-name="T2">PU</text:span><text:span text:style-name="T2">T </text:span><text:span text:style-name="T2">B=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9.572cm" svg:y1="9.573cm" svg:x2="7.35cm" svg:y2="11.16cm">
          <text:p/>
        </draw:line>
        <draw:line draw:style-name="gr6" draw:text-style-name="P6" draw:layer="layout" svg:x1="1.952cm" svg:y1="12.43cm" svg:x2="17.192cm" svg:y2="12.43cm">
          <text:p/>
        </draw:line>
        <draw:custom-shape draw:style-name="gr1" draw:text-style-name="P1" draw:layer="layout" svg:width="2.54cm" svg:height="0.953cm" svg:x="3.222cm" svg:y="12.74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12.748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8.302cm" svg:y="12.748cm">
          <text:p text:style-name="P15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2.54cm" svg:height="0.953cm" svg:x="10.842cm" svg:y="12.748cm">
          <text:p text:style-name="P7"><text:span text:style-name="T2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12.748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2.748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14.01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14.018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2.54cm" svg:height="0.953cm" svg:x="8.302cm" svg:y="14.018cm">
          <text:p text:style-name="P7"><text:span text:style-name="T2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14.018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14.018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4.018cm">
          <draw:text-box>
            <text:p><text:span text:style-name="T1">Segment 2</text:span></text:p>
          </draw:text-box>
        </draw:frame>
        <draw:custom-shape draw:style-name="gr1" draw:text-style-name="P14" draw:layer="layout" svg:width="2.54cm" svg:height="0.953cm" svg:x="3.222cm" svg:y="15.288cm">
          <text:p text:style-name="P14"><text:span text:style-name="T3">BORG_SE</text:span><text:span text:style-name="T3">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5.288cm">
          <draw:text-box>
            <text:p><text:span text:style-name="T1">Segment 3</text:span></text:p>
          </draw:text-box>
        </draw:frame>
        <draw:custom-shape draw:style-name="gr1" draw:text-style-name="P14" draw:layer="layout" svg:width="2.54cm" svg:height="0.953cm" svg:x="5.762cm" svg:y="15.287cm">
          <text:p text:style-name="P14"><text:span text:style-name="T3">PUT B=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.952cm" svg:y1="16.558cm" svg:x2="17.192cm" svg:y2="16.558cm">
          <text:p/>
        </draw:line>
        <draw:custom-shape draw:style-name="gr1" draw:text-style-name="P1" draw:layer="layout" svg:width="2.54cm" svg:height="0.953cm" svg:x="3.222cm" svg:y="16.876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16.876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8.302cm" svg:y="16.876cm">
          <text:p text:style-name="P15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0.953cm" svg:x="10.842cm" svg:y="16.876cm">
          <text:p text:style-name="P15"><text:span text:style-name="T4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8.302cm" svg:y="19.415cm">
          <text:p text:style-name="P7"><text:span text:style-name="T2">PUT F=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6.876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18.146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18.146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0.953cm" svg:x="8.302cm" svg:y="18.146cm">
          <text:p text:style-name="P15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18.146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18.146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8.146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19.416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9.416cm">
          <draw:text-box>
            <text:p><text:span text:style-name="T1">Segment 3</text:span></text:p>
          </draw:text-box>
        </draw:frame>
        <draw:custom-shape draw:style-name="gr1" draw:text-style-name="P15" draw:layer="layout" svg:width="2.54cm" svg:height="0.953cm" svg:x="5.762cm" svg:y="19.415cm">
          <text:p text:style-name="P15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13.382cm" svg:y="16.876cm">
          <text:p text:style-name="P7"><text:span text:style-name="T2">PUT F=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4.97cm" svg:y1="17.828cm" svg:x2="11.477cm" svg:y2="19.415cm">
          <text:p/>
        </draw:line>
        <draw:custom-shape draw:style-name="gr14" draw:text-style-name="P1" draw:layer="layout" svg:width="1.27cm" svg:height="0.952cm" svg:x="15.922cm" svg:y="1.63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15.922cm" svg:y="8.62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15.922cm" svg:y="4.49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15.922cm" svg:y="12.74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15.922cm" svg:y="16.87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10.842cm" svg:y="19.415cm">
          <text:p text:style-name="P1">..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.952cm" svg:y1="20.684cm" svg:x2="17.192cm" svg:y2="20.684cm">
          <text:p/>
        </draw:line>
        <draw:custom-shape draw:style-name="gr1" draw:text-style-name="P1" draw:layer="layout" svg:width="2.54cm" svg:height="0.953cm" svg:x="3.222cm" svg:y="21.002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1.002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8.302cm" svg:y="21.002cm">
          <text:p text:style-name="P15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0.953cm" svg:x="10.842cm" svg:y="21.002cm">
          <text:p text:style-name="P15"><text:span text:style-name="T4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8.302cm" svg:y="23.541cm">
          <text:p text:style-name="P15"><text:span text:style-name="T4">PUT F=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1.002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22.272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2.272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2.54cm" svg:height="0.953cm" svg:x="8.302cm" svg:y="22.272cm">
          <text:p text:style-name="P7"><text:span text:style-name="T2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10.842cm" svg:y="22.272cm">
          <text:p text:style-name="P7"><text:span text:style-name="T2">PUT D=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22.272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2.272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23.542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3.542cm">
          <draw:text-box>
            <text:p><text:span text:style-name="T1">Segment 3</text:span></text:p>
          </draw:text-box>
        </draw:frame>
        <draw:custom-shape draw:style-name="gr1" draw:text-style-name="P15" draw:layer="layout" svg:width="2.54cm" svg:height="0.953cm" svg:x="5.762cm" svg:y="23.541cm">
          <text:p text:style-name="P15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13.382cm" svg:y="21.002cm">
          <text:p text:style-name="P15"><text:span text:style-name="T4">PUT F=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15.922cm" svg:y="21.00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10.842cm" svg:y="23.54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54cm" svg:height="0.953cm" svg:x="12.112cm" svg:y="23.542cm">
          <text:p text:style-name="P7"><text:span text:style-name="T2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14.652cm" svg:y="23.542cm">
          <text:p text:style-name="P7"><text:span text:style-name="T2">PUT D=1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9.89cm" svg:y1="23.225cm" svg:x2="12.112cm" svg:y2="23.86cm">
          <text:p/>
        </draw:line>
        <draw:line draw:style-name="gr17" draw:text-style-name="P6" draw:layer="layout" svg:x1="12.747cm" svg:y1="23.225cm" svg:x2="14.652cm" svg:y2="23.86cm">
          <text:p/>
        </draw:line>
        <draw:line draw:style-name="gr6" draw:text-style-name="P6" draw:layer="layout" svg:x1="1.952cm" svg:y1="24.813cm" svg:x2="17.192cm" svg:y2="24.813cm">
          <text:p/>
        </draw:line>
        <draw:custom-shape draw:style-name="gr1" draw:text-style-name="P1" draw:layer="layout" svg:width="2.54cm" svg:height="0.953cm" svg:x="3.222cm" svg:y="25.13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5.131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8.302cm" svg:y="25.131cm">
          <text:p text:style-name="P15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0.953cm" svg:x="10.842cm" svg:y="25.131cm">
          <text:p text:style-name="P15"><text:span text:style-name="T4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8.302cm" svg:y="27.67cm">
          <text:p text:style-name="P15"><text:span text:style-name="T4">PUT F=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5.131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26.40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6.401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0.953cm" svg:x="8.302cm" svg:y="26.401cm">
          <text:p text:style-name="P15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10.842cm" svg:y="26.401cm">
          <text:p text:style-name="P15"><text:span text:style-name="T4">PUT D=1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2.54cm" svg:height="0.953cm" svg:x="13.382cm" svg:y="26.401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6.401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27.671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7.671cm">
          <draw:text-box>
            <text:p><text:span text:style-name="T1">Segment 3</text:span></text:p>
          </draw:text-box>
        </draw:frame>
        <draw:custom-shape draw:style-name="gr1" draw:text-style-name="P15" draw:layer="layout" svg:width="2.54cm" svg:height="0.953cm" svg:x="5.762cm" svg:y="27.67cm">
          <text:p text:style-name="P15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13.382cm" svg:y="25.131cm">
          <text:p text:style-name="P15"><text:span text:style-name="T4">PUT F=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15.922cm" svg:y="25.13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10.842cm" svg:y="27.6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54cm" svg:height="0.953cm" svg:x="12.112cm" svg:y="27.671cm">
          <text:p text:style-name="P15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14.652cm" svg:y="27.671cm">
          <text:p text:style-name="P15"><text:span text:style-name="T4">PUT D=1</text:span></text:p>
          <draw:enhanced-geometry svg:viewBox="0 0 21600 21600" draw:type="rectangle" draw:enhanced-path="M 0 0 L 21600 0 21600 21600 0 21600 0 0 Z N"/>
        </draw:custom-shape>
        <draw:custom-shape draw:style-name="gr5" draw:text-style-name="P21" draw:layer="layout" svg:width="2.54cm" svg:height="0.953cm" svg:x="17.192cm" svg:y="27.67cm">
          <text:p text:style-name="P7"><text:span text:style-name="T2">COMMIT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.952cm" svg:y1="28.94cm" svg:x2="17.192cm" svg:y2="28.94cm">
          <text:p/>
        </draw:line>
        <draw:custom-shape draw:style-name="gr1" draw:text-style-name="P1" draw:layer="layout" svg:width="2.54cm" svg:height="0.953cm" svg:x="3.222cm" svg:y="29.25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9.258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8.302cm" svg:y="29.258cm">
          <text:p text:style-name="P15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0.953cm" svg:x="10.842cm" svg:y="29.258cm">
          <text:p text:style-name="P15"><text:span text:style-name="T4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8.302cm" svg:y="31.797cm">
          <text:p text:style-name="P15"><text:span text:style-name="T4">PUT F=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9.258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30.52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30.528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54cm" svg:height="0.953cm" svg:x="8.302cm" svg:y="30.528cm">
          <text:p text:style-name="P15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10.842cm" svg:y="30.528cm">
          <text:p text:style-name="P15"><text:span text:style-name="T4">PUT D=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30.528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30.528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31.798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31.798cm">
          <draw:text-box>
            <text:p><text:span text:style-name="T1">Segment 3</text:span></text:p>
          </draw:text-box>
        </draw:frame>
        <draw:custom-shape draw:style-name="gr1" draw:text-style-name="P15" draw:layer="layout" svg:width="2.54cm" svg:height="0.953cm" svg:x="5.762cm" svg:y="31.797cm">
          <text:p text:style-name="P15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13.382cm" svg:y="29.258cm">
          <text:p text:style-name="P15"><text:span text:style-name="T4">PUT F=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15.922cm" svg:y="29.25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10.842cm" svg:y="31.79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54cm" svg:height="0.953cm" svg:x="12.112cm" svg:y="31.798cm">
          <text:p text:style-name="P15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54cm" svg:height="0.953cm" svg:x="14.652cm" svg:y="31.798cm">
          <text:p text:style-name="P15"><text:span text:style-name="T4">PUT D=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0.953cm" svg:x="17.192cm" svg:y="31.797cm">
          <text:p text:style-name="P1">COMMIT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.222cm" svg:y1="29.258cm" svg:x2="17.192cm" svg:y2="30.21cm">
          <text:p/>
        </draw:line>
        <draw:line draw:style-name="gr6" draw:text-style-name="P6" draw:layer="layout" svg:x1="17.192cm" svg:y1="29.258cm" svg:x2="3.222cm" svg:y2="30.21cm">
          <text:p/>
        </draw:line>
        <draw:line draw:style-name="gr6" draw:text-style-name="P6" draw:layer="layout" svg:x1="3.222cm" svg:y1="30.528cm" svg:x2="15.922cm" svg:y2="31.48cm">
          <text:p/>
        </draw:line>
        <draw:line draw:style-name="gr6" draw:text-style-name="P6" draw:layer="layout" svg:x1="15.922cm" svg:y1="30.528cm" svg:x2="3.222cm" svg:y2="31.48cm">
          <text:p/>
        </draw:line>
        <draw:custom-shape draw:style-name="gr18" draw:text-style-name="P22" draw:layer="layout" svg:width="0.318cm" svg:height="2.223cm" svg:x="17.668cm" svg:y="1.6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3" draw:layer="layout" svg:width="7.302cm" svg:height="0.704cm" svg:x="18.145cm" svg:y="2.394cm">
          <draw:text-box>
            <text:p>Client wrote data</text:p>
          </draw:text-box>
        </draw:frame>
        <draw:frame draw:style-name="gr20" draw:text-style-name="P23" draw:layer="layout" svg:width="9.842cm" svg:height="1.61cm" svg:x="18.145cm" svg:y="5.763cm">
          <draw:text-box>
            <text:p>Begin new segment for compacted data.</text:p>
            <text:p>Omit A.</text:p>
          </draw:text-box>
        </draw:frame>
        <draw:custom-shape draw:style-name="gr21" draw:text-style-name="P22" draw:layer="layout" svg:width="0.318cm" svg:height="3.493cm" svg:x="17.668cm" svg:y="8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3" draw:layer="layout" svg:width="7.937cm" svg:height="0.704cm" svg:x="18.145cm" svg:y="10.014cm">
          <draw:text-box>
            <text:p>Write B to new segment</text:p>
          </draw:text-box>
        </draw:frame>
        <draw:custom-shape draw:style-name="gr21" draw:text-style-name="P22" draw:layer="layout" svg:width="0.318cm" svg:height="3.493cm" svg:x="17.668cm" svg:y="4.49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22" draw:layer="layout" svg:width="0.318cm" svg:height="3.493cm" svg:x="17.668cm" svg:y="12.7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22" draw:layer="layout" svg:width="0.318cm" svg:height="3.493cm" svg:x="17.668cm" svg:y="16.928cm">
          <text:p/>
          <draw:enhanced-geometry svg:viewBox="0 0 21600 21600" draw:glue-points="0 0 0 21600 21600 10800" draw:text-areas="0 ?f9 7800 ?f10" draw:type="right-brace" draw:modifiers="1842.2438465941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22" draw:layer="layout" svg:width="0.318cm" svg:height="3.493cm" svg:x="17.668cm" svg:y="21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22" draw:layer="layout" svg:width="0.318cm" svg:height="3.493cm" svg:x="20.367cm" svg:y="29.2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3" draw:layer="layout" svg:width="6.667cm" svg:height="0.704cm" svg:x="18.145cm" svg:y="14.141cm">
          <draw:text-box>
            <text:p>Omit <text:span text:style-name="T5">this</text:span><text:span text:style-name="T6"> C (superseded)</text:span></text:p>
          </draw:text-box>
        </draw:frame>
        <draw:frame draw:style-name="gr22" draw:text-style-name="P23" draw:layer="layout" svg:width="6.985cm" svg:height="1.157cm" svg:x="18.145cm" svg:y="18.096cm">
          <draw:text-box>
            <text:p>Write F and following to new segment</text:p>
          </draw:text-box>
        </draw:frame>
        <draw:frame draw:style-name="gr19" draw:text-style-name="P23" draw:layer="layout" svg:width="6.668cm" svg:height="0.704cm" svg:x="18.145cm" svg:y="22.396cm">
          <draw:text-box>
            <text:p>Write C, D to new segment</text:p>
          </draw:text-box>
        </draw:frame>
        <draw:frame draw:style-name="gr22" draw:text-style-name="P23" draw:layer="layout" svg:width="5.398cm" svg:height="1.157cm" svg:x="21.002cm" svg:y="30.425cm">
          <draw:text-box>
            <text:p>Delete compacted segmen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8.129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7T17:02:09.314946366</meta:creation-date>
    <dc:date>2022-08-09T19:13:56.290792225</dc:date>
    <meta:editing-duration>PT4M40S</meta:editing-duration>
    <meta:editing-cycles>2</meta:editing-cycles>
    <meta:generator>LibreOffice/7.3.4.2$Linux_X86_64 LibreOffice_project/30$Build-2</meta:generator>
    <meta:document-statistic meta:object-count="169"/>
  </office:meta>
</office:document-meta>
</file>